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0.445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0.522cm"/>
    </style:style>
    <style:style style:name="co9" style:family="table-column">
      <style:table-column-properties fo:break-before="auto" style:column-width="0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41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0"/>
    <style:style style:name="ce57" style:family="table-cell" style:parent-style-name="Default" style:data-style-name="N114"/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6" style:family="table-cell" style:parent-style-name="Default">
      <style:table-cell-properties fo:border="0.74pt solid #000000" fo:padding="0.011cm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 style:data-style-name="N114"/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12.637cm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2" table:default-cell-style-name="Default"/>
        <table:table-column table:style-name="co4" table:visibility="collapse" table:number-columns-repeated="3" table:default-cell-style-name="Default"/>
        <table:table-column table:style-name="co3" table:visibility="collapse" table:default-cell-style-name="ce5"/>
        <table:table-column table:style-name="co5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4" table:default-cell-style-name="ce5"/>
        <table:table-column table:style-name="co9" table:default-cell-style-name="ce5"/>
        <table:table-column table:style-name="co8" table:default-cell-style-name="ce5"/>
        <table:table-column table:style-name="co8" table:number-columns-repeated="26" table:default-cell-style-name="Default"/>
        <table:table-column table:style-name="co3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27"/>
        </table:table-row>
        <table:table-row table:style-name="ro2">
          <table:table-cell table:number-columns-repeated="6"/>
          <table:table-cell office:value-type="string" calcext:value-type="string">
            <text:p>Kabel Fernleitung zu Elfero</text:p>
          </table:table-cell>
          <table:table-cell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Bochs</text:p>
          </table:table-cell>
          <table:table-cell table:style-name="ce26"/>
          <table:table-cell table:number-columns-repeated="3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3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/>
        </table:table-row>
        <table:table-row table:style-name="ro1">
          <table:table-cell table:number-columns-repeated="8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8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office:value-type="string" calcext:value-type="string">
            <text:p>Baupläne</text:p>
          </table:table-cell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8" office:value-type="string" calcext:value-type="string">
            <text:p>Waffenplatzstrasse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4"/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6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table:style-name="ce15" office:value-type="float" office:value="2023" calcext:value-type="float">
            <text:p>2023</text:p>
          </table:table-cell>
          <table:table-cell table:style-name="ce20" office:value-type="float" office:value="2024" calcext:value-type="float">
            <text:p>2024</text:p>
          </table:table-cell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style-name="ce14" table:formula="of:=COM.MICROSOFT.CONCAT([.B13];[.C13];[.D13];[.E13])" office:value-type="string" office:string-value="el_bl_ws_blau" calcext:value-type="string">
            <text:p>el_bl_ws_blau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A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bl_" calcext:value-type="string">
            <text:p>bl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style-name="ce14" table:formula="of:=COM.MICROSOFT.CONCAT([.B14];[.C14];[.D14];[.E14])" office:value-type="string" office:string-value="el_bl_ws_weiss" calcext:value-type="string">
            <text:p>el_bl_ws_weiss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B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style-name="ce14" table:formula="of:=COM.MICROSOFT.CONCAT([.B15];[.C15];[.D15];[.E15])" office:value-type="string" office:string-value="el_ge_ws_gelb" calcext:value-type="string">
            <text:p>el_ge_ws_gelb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A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e_" calcext:value-type="string">
            <text:p>ge_</text:p>
          </table:table-cell>
          <table:table-cell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style-name="ce14" table:formula="of:=COM.MICROSOFT.CONCAT([.B16];[.C16];[.D16];[.E16])" office:value-type="string" office:string-value="el_ge_ws_weiss" calcext:value-type="string">
            <text:p>el_ge_ws_weiss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B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6" table:formula="of:=[.D1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style-name="ce14" table:formula="of:=COM.MICROSOFT.CONCAT([.B17];[.C17];[.D17];[.E17])" office:value-type="string" office:string-value="el_gn_ws_gruen" calcext:value-type="string">
            <text:p>el_gn_ws_gruen</text:p>
          </table:table-cell>
          <table:table-cell table:style-name="ce16"/>
          <table:table-cell table:style-name="ce21" office:value-type="string" calcext:value-type="string">
            <text:p>485_A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gn_" calcext:value-type="string">
            <text:p>gn_</text:p>
          </table:table-cell>
          <table:table-cell table:style-name="ce6"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style-name="ce14" table:formula="of:=COM.MICROSOFT.CONCAT([.B18];[.C18];[.D18];[.E18])" office:value-type="string" office:string-value="el_gn_ws_weiss" calcext:value-type="string">
            <text:p>el_gn_ws_weiss</text:p>
          </table:table-cell>
          <table:table-cell table:style-name="ce16"/>
          <table:table-cell table:style-name="ce21" office:value-type="string" calcext:value-type="string">
            <text:p>485_B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style-name="ce14" table:formula="of:=COM.MICROSOFT.CONCAT([.B19];[.C19];[.D19];[.E19])" office:value-type="string" office:string-value="el_bn_ws_braun" calcext:value-type="string">
            <text:p>el_bn_ws_braun</text:p>
          </table:table-cell>
          <table:table-cell table:style-name="ce16"/>
          <table:table-cell table:style-name="ce21" office:value-type="string" calcext:value-type="string">
            <text:p>485_A testbetrieb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bn_" calcext:value-type="string">
            <text:p>bn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style-name="ce14" table:formula="of:=COM.MICROSOFT.CONCAT([.B20];[.C20];[.D20];[.E20])" office:value-type="string" office:string-value="el_bn_ws_weiss" calcext:value-type="string">
            <text:p>el_bn_ws_weiss</text:p>
          </table:table-cell>
          <table:table-cell table:style-name="ce16"/>
          <table:table-cell table:style-name="ce21" office:value-type="string" calcext:value-type="string">
            <text:p>485_B testbetrieb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office:value-type="float" office:value="9" calcext:value-type="float">
            <text:p>9</text:p>
          </table:table-cell>
          <table:table-cell table:style-name="ce14" table:formula="of:=COM.MICROSOFT.CONCAT([.B21];[.C21];[.D21];[.E21])" office:value-type="string" office:string-value="el_gr_ws_grau" calcext:value-type="string">
            <text:p>el_gr_ws_grau</text:p>
          </table:table-cell>
          <table:table-cell table:style-name="ce16"/>
          <table:table-cell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gr_" calcext:value-type="string">
            <text:p>gr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0" calcext:value-type="float">
            <text:p>10</text:p>
          </table:table-cell>
          <table:table-cell table:style-name="ce14" table:formula="of:=COM.MICROSOFT.CONCAT([.B22];[.C22];[.D22];[.E22])" office:value-type="string" office:string-value="el_gr_ws_weiss" calcext:value-type="string">
            <text:p>el_gr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office:value-type="float" office:value="11" calcext:value-type="float">
            <text:p>11</text:p>
          </table:table-cell>
          <table:table-cell table:style-name="ce14" table:formula="of:=COM.MICROSOFT.CONCAT([.B23];[.C23];[.D23];[.E23])" office:value-type="string" office:string-value="el_blws_ws_blauws" calcext:value-type="string">
            <text:p>el_blws_ws_blauws</text:p>
          </table:table-cell>
          <table:table-cell table:style-name="ce16"/>
          <table:table-cell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3]" office:value-type="string" office:string-value="blws_" calcext:value-type="string">
            <text:p>blws_</text:p>
          </table:table-cell>
          <table:table-cell table:formula="of:=[.D2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2" calcext:value-type="float">
            <text:p>12</text:p>
          </table:table-cell>
          <table:table-cell table:style-name="ce14" table:formula="of:=COM.MICROSOFT.CONCAT([.B24];[.C24];[.D24];[.E24])" office:value-type="string" office:string-value="el_blws_ws_weiss" calcext:value-type="string">
            <text:p>el_blws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table:formula="of:=COM.MICROSOFT.CONCAT([.B25];[.C25];[.D25];[.E25])">
            <text:p/>
          </table:table-cell>
          <table:table-cell table:number-columns-repeated="35"/>
        </table:table-row>
        <table:table-row table:style-name="ro1" table:number-rows-repeated="2">
          <table:table-cell table:number-columns-repeated="42"/>
        </table:table-row>
        <table:table-row table:style-name="ro3">
          <table:table-cell table:number-columns-repeated="8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8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9"/>
          <table:table-cell/>
        </table:table-row>
        <table:table-row table:style-name="ro1" table:number-rows-repeated="32"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3"/>
          <table:table-cell office:value-type="string" calcext:value-type="string">
            <text:p>Kabel Fernleitung Techem Puent</text:p>
          </table:table-cell>
          <table:table-cell table:number-columns-repeated="35"/>
        </table:table-row>
        <table:table-row table:style-name="ro1">
          <table:table-cell table:number-columns-repeated="6"/>
          <table:table-cell table:formula="of:=COM.MICROSOFT.CONCAT([.B62];[.C62];[.D62];[.E62])">
            <text:p/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63];[.C63];[.D63];[.E6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bl_" calcext:value-type="string">
            <text:p>bl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64];[.C64];[.D64];[.E6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65];[.C65];[.D65];[.E65])" office:value-type="string" office:string-value="te_ge_ws_gelb" calcext:value-type="string">
            <text:p>te_ge_ws_gelb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e_" calcext:value-type="string">
            <text:p>ge_</text:p>
          </table:table-cell>
          <table:table-cell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66];[.C66];[.D66];[.E66])" office:value-type="string" office:string-value="te_ge_ws_weiss" calcext:value-type="string">
            <text:p>te_ge_ws_weiss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6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67];[.C67];[.D67];[.E6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gn_" calcext:value-type="string">
            <text:p>gn_</text:p>
          </table:table-cell>
          <table:table-cell table:style-name="ce6"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68];[.C68];[.D68];[.E6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69];[.C69];[.D69];[.E6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9]" office:value-type="string" office:string-value="te_" calcext:value-type="string">
            <text:p>te_</text:p>
          </table:table-cell>
          <table:table-cell table:formula="of:=[.C69]" office:value-type="string" office:string-value="bn_" calcext:value-type="string">
            <text:p>bn_</text:p>
          </table:table-cell>
          <table:table-cell table:formula="of:=[.D6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70];[.C70];[.D70];[.E7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Kabel Fernleitung Techem Bochs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table:formula="of:=COM.MICROSOFT.CONCAT([.B73];[.C73];[.D73];[.E73])">
            <text:p/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38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1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76];[.C76];[.D76];[.E76])" office:value-type="string" office:string-value="te_bl_blau" calcext:value-type="string">
            <text:p>te_bl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bl_" calcext:value-type="string">
            <text:p>bl_</text:p>
          </table:table-cell>
          <table:table-cell table:formula="of:=[.D76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77];[.C77];[.D77];[.E77])" office:value-type="string" office:string-value="te_bl_weiss" calcext:value-type="string">
            <text:p>te_bl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7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78];[.C78];[.D78];[.E78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78]" office:value-type="string" office:string-value="te_" calcext:value-type="string">
            <text:p>te_</text:p>
          </table:table-cell>
          <table:table-cell table:formula="of:=[.C78]" office:value-type="string" office:string-value="ge_" calcext:value-type="string">
            <text:p>ge_</text:p>
          </table:table-cell>
          <table:table-cell table:formula="of:=[.D78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79];[.C79];[.D79];[.E79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6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5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83];[.C83];[.D83];[.E8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bl_" calcext:value-type="string">
            <text:p>bl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84];[.C84];[.D84];[.E8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85];[.C85];[.D85];[.E85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e_" calcext:value-type="string">
            <text:p>ge_</text:p>
          </table:table-cell>
          <table:table-cell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86];[.C86];[.D86];[.E86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6" table:formula="of:=[.D8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87];[.C87];[.D87];[.E8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gn_" calcext:value-type="string">
            <text:p>gn_</text:p>
          </table:table-cell>
          <table:table-cell table:style-name="ce6"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88];[.C88];[.D88];[.E8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89];[.C89];[.D89];[.E8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9]" office:value-type="string" office:string-value="te_" calcext:value-type="string">
            <text:p>te_</text:p>
          </table:table-cell>
          <table:table-cell table:formula="of:=[.C89]" office:value-type="string" office:string-value="bn_" calcext:value-type="string">
            <text:p>bn_</text:p>
          </table:table-cell>
          <table:table-cell table:formula="of:=[.D8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90];[.C90];[.D90];[.E9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 table:number-rows-repeated="104847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5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6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6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ks" table:style-name="ta1">
        <table:table-column table:style-name="co3" table:number-columns-repeated="41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 office:value-type="string" calcext:value-type="string">
            <text:p>RS485 beispiele</text:p>
          </table:table-cell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office:value-type="string" calcext:value-type="string">
            <text:p>https://wirenboard.com/wiki/index.php?title=WB-M1W2_1-Wire_to_Modbus_Temperature_Measurement_Module/en&amp;mobileaction=toggle_view_desktop</text:p>
          </table:table-cell>
          <table:table-cell table:number-columns-repeated="2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office:value-type="string" calcext:value-type="string">
            <text:p>https://www.ebay.co.uk/itm/394179679269</text:p>
          </table:table-cell>
          <table:table-cell table:number-columns-repeated="2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office:value-type="string" calcext:value-type="string">
            <text:p>https://store.comwintop.com/products/rs485-pt100-temperature-sensor</text:p>
          </table:table-cell>
          <table:table-cell table:number-columns-repeated="2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office:value-type="string" calcext:value-type="string">
            <text:p>https://www.fruugoschweiz.com/rs485-ds18b20-temperatursensorplatine-mit-modbus-rtu-befehlen/p-202315299-430399477?language=de</text:p>
          </table:table-cell>
          <table:table-cell table:number-columns-repeated="2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6" office:value-type="string" calcext:value-type="string">
            <text:p>AMDSG08 </text:p>
          </table:table-cell>
          <table:table-cell office:value-type="string" calcext:value-type="string">
            <text:p>cool</text:p>
          </table:table-cell>
          <table:table-cell/>
          <table:table-cell table:style-name="ce5" table:number-columns-repeated="32"/>
        </table:table-row>
        <table:table-row table:style-name="ro1" table:number-rows-repeated="3">
          <table:table-cell table:number-columns-repeated="4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office:value-type="string" calcext:value-type="string">
            <text:p>selber machen:</text:p>
          </table:table-cell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office:value-type="string" calcext:value-type="string">
            <text:p>ds18b20:</text:p>
          </table:table-cell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>
          <table:table-cell office:value-type="string" calcext:value-type="string">
            <text:p>https://de.aliexpress.com/item/32847886832.html?spm=a2g0o.store_pc_allProduct.8148356.9.9016d5d797LoD0&amp;pdp_npi=4%40dis%21USD%21US%20%2411.80%21US%20%2411.80%21%21%2111.80%2111.80%21%402103237317000811862966179e8696%2112000019880621884%21sh%21CH%21141806571%21</text:p>
          </table:table-cell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32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 calcext:value-type="string">
            <text:p>Hu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pi-shop.ch/industrial-grade-isolated-8-ch-rs485-hub</text:p>
          </table:table-cell>
          <table:table-cell table:number-columns-repeated="40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office:value-type="float" office:value="10000" calcext:value-type="float">
            <text:p>10000</text:p>
          </table:table-cell>
          <table:table-cell table:formula="of:=0.8*(1+[.C31]/[.D31])" office:value-type="float" office:value="4.88" calcext:value-type="float">
            <text:p>4.8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6000" calcext:value-type="float">
            <text:p>56000</text:p>
          </table:table-cell>
          <table:table-cell office:value-type="float" office:value="10000" calcext:value-type="float">
            <text:p>10000</text:p>
          </table:table-cell>
          <table:table-cell table:formula="of:=0.8*(1+[.C32]/[.D32])" office:value-type="float" office:value="5.28" calcext:value-type="float">
            <text:p>5.28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.00.0000</text:date>, <text:time style:data-style-name="N2" text:time-value="09:29:41.83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1-17T09:30:39.771000000</dc:date>
    <meta:editing-duration>P2DT2H24M38S</meta:editing-duration>
    <meta:editing-cycles>27</meta:editing-cycles>
    <meta:generator>LibreOffice/7.5.9.2$Windows_X86_64 LibreOffice_project/cdeefe45c17511d326101eed8008ac4092f278a9</meta:generator>
    <meta:print-date>2023-12-13T12:32:47.470000000</meta:print-date>
    <meta:document-statistic meta:table-count="3" meta:cell-count="858" meta:object-count="1"/>
  </office:meta>
</office:document-meta>
</file>